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Liberation Serif" fo:font-size="14pt" style:font-size-asian="14pt" style:font-name-complex="Liberation Serif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Liberation Serif" fo:font-size="18pt" fo:font-weight="bold" style:font-size-asian="18pt" style:font-weight-asian="bold" style:font-name-complex="Nazli" style:font-size-complex="18pt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rl-tb"/>
      <style:text-properties style:font-name="Nazli" fo:font-size="14pt" fo:font-style="normal" style:text-underline-style="none" fo:font-weight="bold" officeooo:rsid="0009daa9" officeooo:paragraph-rsid="0009daa9" fo:background-color="#81d41a" style:font-size-asian="14pt" style:font-style-asian="normal" style:font-weight-asian="bold" style:font-name-complex="Nazli" style:font-size-complex="14pt" style:font-style-complex="normal" style:font-weight-complex="bold"/>
    </style:style>
    <style:style style:name="P4" style:family="paragraph" style:parent-style-name="Standard" style:list-style-name="L1">
      <style:paragraph-properties fo:line-height="100%" fo:text-align="justify" style:justify-single-word="false" style:writing-mode="rl-tb"/>
      <style:text-properties style:font-name="Nazli" fo:font-size="14pt" fo:font-style="normal" style:text-underline-style="none" fo:font-weight="normal" officeooo:rsid="00257e74" officeooo:paragraph-rsid="00257e74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rl-tb"/>
      <style:text-properties style:font-name="Nazli" fo:font-size="14pt" fo:font-style="normal" style:text-underline-style="none" fo:font-weight="bold" officeooo:rsid="0009daa9" officeooo:paragraph-rsid="0009daa9" fo:background-color="transparent" style:font-size-asian="14pt" style:font-style-asian="normal" style:font-weight-asian="bold" style:font-name-complex="Nazli" style:font-size-complex="14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Nazli" fo:font-size="14pt" fo:font-weight="normal" officeooo:rsid="0009daa9" style:font-size-asian="14pt" style:font-weight-asian="normal" style:font-name-complex="Nazli" style:font-size-complex="14pt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Nazli" fo:font-size="14pt" fo:font-style="normal" style:text-underline-style="none" fo:font-weight="bold" officeooo:rsid="002339e1" officeooo:paragraph-rsid="002339e1" fo:background-color="transparent" style:font-size-asian="14pt" style:font-style-asian="normal" style:font-weight-asian="bold" style:font-name-complex="Nazli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Nazli" fo:font-size="14pt" fo:font-style="normal" style:text-underline-style="none" fo:font-weight="bold" officeooo:rsid="0024d94a" officeooo:paragraph-rsid="0024d94a" fo:background-color="transparent" style:font-size-asian="14pt" style:font-style-asian="normal" style:font-weight-asian="bold" style:font-name-complex="Nazli" style:font-size-complex="14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Nazli" fo:font-size="14pt" fo:font-style="normal" style:text-underline-style="none" fo:font-weight="normal" officeooo:rsid="00257e74" officeooo:paragraph-rsid="00257e74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lr-tb"/>
      <style:text-properties style:text-position="0% 100%" style:font-name="Nazli" fo:font-size="14pt" fo:font-style="normal" style:text-underline-style="none" fo:font-weight="normal" officeooo:rsid="00257e74" officeooo:paragraph-rsid="00257e74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1" style:family="paragraph" style:parent-style-name="Standard">
      <style:paragraph-properties fo:margin-left="0.4925in" fo:margin-right="0in" fo:line-height="100%" fo:text-align="justify" style:justify-single-word="false" fo:text-indent="0in" style:auto-text-indent="false" style:writing-mode="rl-tb"/>
      <style:text-properties style:text-position="0% 100%" style:font-name="Nazli" fo:font-size="14pt" fo:font-style="normal" style:text-underline-style="none" fo:font-weight="normal" officeooo:rsid="00257e74" officeooo:paragraph-rsid="00257e74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 style:writing-mode="lr-tb"/>
      <style:text-properties style:text-position="0% 100%" style:font-name="Nazli" fo:font-size="14pt" fo:font-style="normal" style:text-underline-style="none" fo:font-weight="normal" officeooo:rsid="00257e74" officeooo:paragraph-rsid="00257e74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3" style:family="paragraph" style:parent-style-name="Standard">
      <style:paragraph-properties fo:margin-left="0.4925in" fo:margin-right="0in" fo:line-height="100%" fo:text-align="justify" style:justify-single-word="false" fo:text-indent="0in" style:auto-text-indent="false" style:writing-mode="rl-tb"/>
      <style:text-properties style:font-name="Nazli" fo:font-size="14pt" fo:font-style="normal" style:text-underline-style="none" fo:font-weight="normal" officeooo:rsid="0026bafa" officeooo:paragraph-rsid="0026bafa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 style:writing-mode="lr-tb"/>
      <style:text-properties style:font-name="Nazli" fo:font-size="14pt" fo:font-style="normal" style:text-underline-style="none" fo:font-weight="normal" officeooo:rsid="0026bafa" officeooo:paragraph-rsid="0026bafa" fo:background-color="transparent" style:font-size-asian="14pt" style:font-style-asian="normal" style:font-weight-asian="normal" style:font-name-complex="Nazli" style:font-size-complex="14pt" style:font-style-complex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officeooo:rsid="0009daa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59ad"/>
    </style:style>
    <style:style style:name="T4" style:family="text">
      <style:text-properties officeooo:rsid="002339e1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"/>
    </style:style>
    <style:style style:name="T10" style:family="text">
      <style:text-properties officeooo:rsid="00286499"/>
    </style:style>
    <style:style style:name="T11" style:family="text">
      <style:text-properties style:font-name="OpenSymbol1" officeooo:rsid="00286499" style:font-name-asian="OpenSymbol1" style:font-name-complex="OpenSymbol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تمرین تحویلی :<text:tab/><text:tab/><text:tab/> <text:tab/><text:tab/><text:tab/> <text:s text:c="11"/><text:span text:style-name="T1">مریم سعیدمهر- ۹۶۲۹۳۷۳</text:span></text:p>
      <text:p text:style-name="P1"><draw:line text:anchor-type="paragraph" draw:z-index="0" draw:name="Shape1" draw:style-name="gr1" draw:text-style-name="P15" svg:x1="6.9362in" svg:y1="0.0681in" svg:x2="-0.0319in" svg:y2="0.0681in"><text:p/></draw:line></text:p>
      <text:p text:style-name="P6">یک نمونۀ CSP نظیر هریک از شما طراحی شده است که دارای دو متغیر a و b است و یک قید. دامنۀ این دو متغیر برای شما مشخص شده است. قصد داریم این نمونه را با بهره‌گیری از تکنیک log encoding به یک نمونۀ SAT تبدیل کنیم.</text:p>
      <text:p text:style-name="P6">الف. نمونۀ SAT حاصل از بکارگیری تکنیک log encoding چند متغیر بولین دارد؟</text:p>
      <text:p text:style-name="P6">ب. برای اینکه متغیر a مقداری را خارج از دامنه اخذ نکند به چند کلاوز نیاز داریم؟ یکی از این کلاوزها را بنویسید.</text:p>
      <text:p text:style-name="P6">ج. برای اینکه متغیر b مقداری را خارج از دامنه اخذ نکند به چند کلاوز نیاز داریم؟ یکی از این کلاوزها را بنویسید.</text:p>
      <text:p text:style-name="P6">د. برای توصیف قید داده‌شده در بستر SAT به چند کلاوز نیاز داریم؟ حداقل سه‌تا از این کلاوزها را بنویسید.</text:p>
      <text:p text:style-name="P5">* <text:span text:style-name="T4">نمونه : </text:span></text:p>
      <text:p text:style-name="P7">D<text:span text:style-name="T6">a</text:span><text:span text:style-name="T8"> = { 0 , 1 , 2 , 3 , 4 , 5 , 6 }</text:span></text:p>
      <text:p text:style-name="P7"><text:span text:style-name="T8">D</text:span><text:span text:style-name="T6">b</text:span><text:span text:style-name="T8"> = { 0 , 1 , 2 , 3 , 4 , 5 , 6 , 7 , 8 , 9 , 10 , 11 , 12 , 13 , 14 , 15 }</text:span></text:p>
      <text:p text:style-name="P8"><text:span text:style-name="T8">The Constraint is a + b &lt; 10 .</text:span></text:p>
      <text:p text:style-name="P3"><text:s/>پاسخ : </text:p>
      <text:list xml:id="list3586095661" text:style-name="L1">
        <text:list-header>
          <text:p text:style-name="P4"><text:span text:style-name="T3">ا</text:span><text:span text:style-name="T2">لف ) </text:span></text:p>
        </text:list-header>
      </text:list>
      <text:p text:style-name="P9"><text:span text:style-name="T2"><draw:frame draw:style-name="fr1" draw:name="Object1" text:anchor-type="as-char" svg:y="-0.1634in" svg:width="0.9827in" svg:height="0.2354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→ X</text:span><text:span text:style-name="T7">a0</text:span><text:span text:style-name="T9"> , X</text:span><text:span text:style-name="T7">a1</text:span><text:span text:style-name="T9"> , X</text:span><text:span text:style-name="T7">a2</text:span></text:p>
      <text:p text:style-name="P10"><text:span text:style-name="T2"><draw:frame draw:style-name="fr1" draw:name="Object2" text:anchor-type="as-char" svg:y="-0.1634in" svg:width="0.9917in" svg:height="0.23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→ X</text:span><text:span text:style-name="T7">b0</text:span><text:span text:style-name="T2"> , X</text:span><text:span text:style-name="T7">b1</text:span><text:span text:style-name="T2"> , X</text:span><text:span text:style-name="T7">b2</text:span><text:span text:style-name="T2"> , X</text:span><text:span text:style-name="T7">b3</text:span></text:p>
      <text:p text:style-name="P11"><text:span text:style-name="T2">در مجموع به ۷ متغیر بولین نیاز داریم .</text:span></text:p>
      <text:p text:style-name="P11"><text:span text:style-name="T2">ب ) کافیست حالت a = 7 <text:s/>را با کلاز کنترل کنیم. پس تنها به یک کلاز نیاز داریم که به صورت زیر است :</text:span></text:p>
      <text:p text:style-name="P12"><text:span text:style-name="T2"><draw:frame draw:style-name="fr1" draw:name="Object3" text:anchor-type="as-char" svg:y="-0.1484in" svg:width="1.4138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3">ج ) با ۴ متغیر بولینی که برای نمایش b در نظر گرفتیم تنها می‌توان ۱۶ مقدار مختلف را پوشش داد و این دقیقا معادل دامنه b است. لذا برای این قسمت نیازی به کلاز کنترل کننده نداریم.</text:p>
      <text:p text:style-name="P13">د ) مقداردهی های ممنوعه عبارت اند از ( به صورت (a , b ) ) :</text:p>
      <text:p text:style-name="P14">(0,10) , (0,11) , …. , (0,15) <text:tab/> <text:s text:c="2"/>, <text:s text:c="7"/>(1,9) , (1,10) , … , (1,15) <text:tab/> <text:s text:c="3"/>, <text:s text:c="7"/>(2,8) , (2,9) , …. , (2,15)</text:p>
      <text:p text:style-name="P14">(3,7) , (3,8) , ….. , (3,15) <text:s text:c="9"/>, <text:s text:c="7"/>(4,6) , (4,7) , ….. , (4,15) <text:s text:c="8"/>, <text:s text:c="7"/>(5,5) , (5,6) , …. , (5,15)</text:p>
      <text:p text:style-name="P14">(6,4) , (6,5) , ….. , (6,15)</text:p>
      <text:p text:style-name="P13">در مجموع ۶۳ حالت ممنوعه داریم که برای نمایش آنها به ۶۳ کلاز احتیاج داریم که سه مورد از آن عبارتند از:</text:p>
      <text:p text:style-name="P14"><draw:frame draw:style-name="fr1" draw:name="Object4" text:anchor-type="as-char" svg:y="-0.4472in" svg:width="2.9417in" svg:height="0.8346in" draw:z-index="4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3:41:42.426989934</meta:creation-date>
    <dc:date>2020-10-25T01:28:26.845273752</dc:date>
    <meta:editing-duration>PT42M46S</meta:editing-duration>
    <meta:editing-cycles>19</meta:editing-cycles>
    <meta:generator>LibreOffice/6.4.6.2$Linux_X86_64 LibreOffice_project/40$Build-2</meta:generator>
    <meta:document-statistic meta:table-count="0" meta:image-count="0" meta:object-count="4" meta:page-count="1" meta:paragraph-count="24" meta:word-count="379" meta:character-count="1586" meta:non-whitespace-character-count="1153"/>
  </office:meta>
</office:document-meta>
</file>

<file path=Object 1/content.xml><?xml version="1.0" encoding="utf-8"?>
<math xmlns="http://www.w3.org/1998/Math/MathML" display="block">
  <semantics>
    <mrow>
      <mrow>
        <mo fence="true" stretchy="true">⌈</mo>
        <mrow>
          <mrow>
            <mi>log</mi>
            <mrow>
              <mo fence="true" stretchy="false">(</mo>
              <mrow>
                <mrow>
                  <mo fence="true" stretchy="true">|</mo>
                  <mrow>
                    <msub>
                      <mi>D</mi>
                      <mi>a</mi>
                    </msub>
                  </mrow>
                  <mo fence="true" stretchy="true">|</mo>
                </mrow>
              </mrow>
              <mo fence="true" stretchy="false">)</mo>
            </mrow>
          </mrow>
        </mrow>
        <mo fence="true" stretchy="true">⌉</mo>
      </mrow>
      <mo stretchy="false">=</mo>
      <mn>3</mn>
    </mrow>
    <annotation encoding="StarMath 5.0">left lceil log( abs{D_a} )  right rceil = 3</annotation>
  </semantics>
</math>
</file>

<file path=Object 2/content.xml><?xml version="1.0" encoding="utf-8"?>
<math xmlns="http://www.w3.org/1998/Math/MathML" display="block">
  <semantics>
    <mrow>
      <mrow>
        <mo fence="true" stretchy="true">⌈</mo>
        <mrow>
          <mrow>
            <mi>log</mi>
            <mrow>
              <mo fence="true" stretchy="false">(</mo>
              <mrow>
                <mrow>
                  <mo fence="true" stretchy="true">|</mo>
                  <mrow>
                    <msub>
                      <mi>D</mi>
                      <mi>b</mi>
                    </msub>
                  </mrow>
                  <mo fence="true" stretchy="true">|</mo>
                </mrow>
              </mrow>
              <mo fence="true" stretchy="false">)</mo>
            </mrow>
          </mrow>
        </mrow>
        <mo fence="true" stretchy="true">⌉</mo>
      </mrow>
      <mo stretchy="false">=</mo>
      <mn>4</mn>
    </mrow>
    <annotation encoding="StarMath 5.0">left lceil log( abs{D_b} )  right rceil = 4
</annotation>
  </semantics>
</math>
</file>

<file path=Object 3/content.xml><?xml version="1.0" encoding="utf-8"?>
<math xmlns="http://www.w3.org/1998/Math/MathML" display="block">
  <semantics>
    <mrow>
      <mrow>
        <mo stretchy="false">¬</mo>
        <msub>
          <mi>X</mi>
          <mrow>
            <mi>a</mi>
            <mn>2</mn>
          </mrow>
        </msub>
      </mrow>
      <mo stretchy="false">∨</mo>
      <mrow>
        <mo stretchy="false">¬</mo>
        <msub>
          <mi>X</mi>
          <mrow>
            <mi>a</mi>
            <mn>1</mn>
          </mrow>
        </msub>
      </mrow>
      <mo stretchy="false">∨</mo>
      <mrow>
        <mo stretchy="false">¬</mo>
        <msub>
          <mi>X</mi>
          <mrow>
            <mi>a</mi>
            <mn>0</mn>
          </mrow>
        </msub>
      </mrow>
    </mrow>
    <annotation encoding="StarMath 5.0">neg X_a2 or neg X_a1 or neg X_a0 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row>
                <mi>a</mi>
                <mn>2</mn>
              </mrow>
            </msub>
            <mo stretchy="false">∨</mo>
            <msub>
              <mi>X</mi>
              <mrow>
                <mi>a</mi>
                <mn>1</mn>
              </mrow>
            </msub>
            <mo stretchy="false">∨</mo>
            <msub>
              <mi>X</mi>
              <mrow>
                <mi>a</mi>
                <mn>0</mn>
              </mrow>
            </msub>
            <mo stretchy="false">∨</mo>
            <mrow>
              <mo stretchy="false">¬</mo>
              <msub>
                <mi>X</mi>
                <mrow>
                  <mi>b</mi>
                  <mn>3</mn>
                </mrow>
              </msub>
            </mrow>
            <mo stretchy="false">∨</mo>
            <msub>
              <mi>X</mi>
              <mrow>
                <mi>b</mi>
                <mn>2</mn>
              </mrow>
            </msub>
            <mo stretchy="false">∨</mo>
            <mrow>
              <mo stretchy="false">¬</mo>
              <msub>
                <mi>X</mi>
                <mrow>
                  <mi>b</mi>
                  <mn>1</mn>
                </mrow>
              </msub>
            </mrow>
            <mo stretchy="false">∨</mo>
            <msub>
              <mi>X</mi>
              <mrow>
                <mi>b</mi>
                <mn>0</mn>
              </mrow>
            </msub>
          </mrow>
        </mtd>
      </mtr>
      <mtr>
        <mtd columnalign="left">
          <mrow>
            <msub>
              <mi>X</mi>
              <mrow>
                <mi>a</mi>
                <mn>2</mn>
              </mrow>
            </msub>
            <mo stretchy="false">∨</mo>
            <msub>
              <mi>X</mi>
              <mrow>
                <mi>a</mi>
                <mn>1</mn>
              </mrow>
            </msub>
            <mo stretchy="false">∨</mo>
            <msub>
              <mi>X</mi>
              <mrow>
                <mi>a</mi>
                <mn>0</mn>
              </mrow>
            </msub>
            <mo stretchy="false">∨</mo>
            <mrow>
              <mo stretchy="false">¬</mo>
              <msub>
                <mi>X</mi>
                <mrow>
                  <mi>b</mi>
                  <mn>3</mn>
                </mrow>
              </msub>
            </mrow>
            <mo stretchy="false">∨</mo>
            <msub>
              <mi>X</mi>
              <mrow>
                <mi>b</mi>
                <mn>2</mn>
              </mrow>
            </msub>
            <mo stretchy="false">∨</mo>
            <mrow>
              <mo stretchy="false">¬</mo>
              <msub>
                <mi>X</mi>
                <mrow>
                  <mi>b</mi>
                  <mn>1</mn>
                </mrow>
              </msub>
            </mrow>
            <mo stretchy="false">∨</mo>
            <mrow>
              <mo stretchy="false">¬</mo>
              <msub>
                <mi>X</mi>
                <mrow>
                  <mi>b</mi>
                  <mn>0</mn>
                </mrow>
              </msub>
            </mrow>
          </mrow>
        </mtd>
      </mtr>
      <mtr>
        <mtd columnalign="left">
          <mrow>
            <msub>
              <mi>X</mi>
              <mrow>
                <mi>a</mi>
                <mn>2</mn>
              </mrow>
            </msub>
            <mo stretchy="false">∨</mo>
            <msub>
              <mi>X</mi>
              <mrow>
                <mi>a</mi>
                <mn>1</mn>
              </mrow>
            </msub>
            <mo stretchy="false">∨</mo>
            <msub>
              <mi>X</mi>
              <mrow>
                <mi>a</mi>
                <mn>0</mn>
              </mrow>
            </msub>
            <mo stretchy="false">∨</mo>
            <mrow>
              <mo stretchy="false">¬</mo>
              <msub>
                <mi>X</mi>
                <mrow>
                  <mi>b</mi>
                  <mn>3</mn>
                </mrow>
              </msub>
            </mrow>
            <mo stretchy="false">∨</mo>
            <mrow>
              <mo stretchy="false">¬</mo>
              <msub>
                <mi>X</mi>
                <mrow>
                  <mi>b</mi>
                  <mn>2</mn>
                </mrow>
              </msub>
            </mrow>
            <mo stretchy="false">∨</mo>
            <msub>
              <mi>X</mi>
              <mrow>
                <mi>b</mi>
                <mn>1</mn>
              </mrow>
            </msub>
            <mo stretchy="false">∨</mo>
            <msub>
              <mi>X</mi>
              <mrow>
                <mi>b</mi>
                <mn>0</mn>
              </mrow>
            </msub>
          </mrow>
        </mtd>
      </mtr>
    </mtable>
    <annotation encoding="StarMath 5.0">alignl X_a2 or X_a1 or X_a0 or neg X_b3 or X_b2 or neg X_b1 or X_b0 newline alignl
X_a2 or X_a1 or X_a0 or neg X_b3 or X_b2 or neg X_b1 or neg X_b0 newline alignl
X_a2 or X_a1 or X_a0 or neg X_b3 or neg X_b2 or X_b1 or X_b0 newline 
</annotation>
  </semantics>
</math>
</file>